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4" style:family="table">
      <style:table-properties style:width="6.301cm" table:align="right"/>
    </style:style>
    <style:style style:name="Tableau4.A" style:family="table-column">
      <style:table-column-properties style:column-width="2.235cm"/>
    </style:style>
    <style:style style:name="Tableau4.B" style:family="table-column">
      <style:table-column-properties style:column-width="4.06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alibri"/>
    </style:style>
    <style:style style:name="P4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officeooo:paragraph-rsid="003ad84c"/>
    </style:style>
    <style:style style:name="P46" style:family="paragraph" style:parent-style-name="Standard">
      <style:text-properties style:font-name="Calibri" officeooo:paragraph-rsid="00195d1b"/>
    </style:style>
    <style:style style:name="P47" style:family="paragraph" style:parent-style-name="Standard">
      <style:text-properties style:font-name="Calibri" officeooo:paragraph-rsid="001b88f9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officeooo:rsid="00e79c12"/>
    </style:style>
    <style:style style:name="T13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41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8"><text:text-input text:description="&lt; (o.dest_address_id.partner_id and o.dest_address_id.partner_id.name) or '' &gt;">Partner name</text:text-input></text:p>
            <text:p text:style-name="P19"><text:text-input text:description="&lt; o.dest_address_id.street or ''&gt;">Street</text:text-input></text:p>
            <text:p text:style-name="P19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3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33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5"><text:text-input text:description="&lt; (o.partner_address_id and o.partner_address_id.street ) or ''&gt;">Street</text:text-input></text:p>
            <text:p text:style-name="P22"><text:text-input text:description="&lt;if test=&quot;(o.partner_address_id and o.partner_address_id.street2)&quot;&gt;">If</text:text-input></text:p>
            <text:p text:style-name="P25"><text:text-input text:description="&lt; (o.partner_address_id and o.partner_address_id.street2) or '' &gt;">street2</text:text-input></text:p>
            <text:p text:style-name="P22"><text:text-input text:description="&lt;/if&gt;">Endif</text:text-input></text:p>
            <text:p text:style-name="P25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5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5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20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3"/>
      <text:p text:style-name="P21"><text:text-input text:description="&lt;if test=&quot;o.state=='draft'&quot;&gt;">If</text:text-input></text:p>
      <text:p text:style-name="P37"><text:span text:style-name="T10">Demande de prix 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21"><text:text-input text:description="&lt;if test=&quot;o.state != 'draft' &quot;&gt;">If</text:text-input></text:p>
      <text:p text:style-name="P34"><text:span text:style-name="T11">Commande </text:span><text:span text:style-name="T10">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Notre référence</text:p>
            </table:table-cell>
            <table:table-cell table:style-name="Tableau5.A1" office:value-type="string">
              <text:p text:style-name="P13">Votre référence</text:p>
            </table:table-cell>
            <table:table-cell table:style-name="Tableau5.A1" office:value-type="string">
              <text:p text:style-name="P14">Date</text:p>
            </table:table-cell>
            <table:table-cell table:style-name="Tableau5.D1" office:value-type="string">
              <text:p text:style-name="P14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6"><text:text-input text:description="&lt;o.name&gt;">Reference</text:text-input></text:p>
          </table:table-cell>
          <table:table-cell table:style-name="Tableau5.A2" office:value-type="float" office:value="0">
            <text:p text:style-name="P26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7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9"><text:text-input text:description="&lt;(o.validator and o.validator.name) or ''&gt;">Validator</text:text-input></text:p>
          </table:table-cell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2">Description </text:p>
            </table:table-cell>
            <table:table-cell table:style-name="Tableau2.A1" office:value-type="string">
              <text:p text:style-name="P11"><text:s/><text:span text:style-name="T12">Taxes</text:span></text:p>
            </table:table-cell>
            <table:table-cell table:style-name="Tableau2.A1" office:value-type="string">
              <text:p text:style-name="P9">Date prévue</text:p>
            </table:table-cell>
            <table:table-cell table:style-name="Tableau2.A1" office:value-type="string">
              <text:p text:style-name="P15">P.U.(HT)</text:p>
            </table:table-cell>
            <table:table-cell table:style-name="Tableau2.A1" office:value-type="string">
              <text:p text:style-name="P16">Qté</text:p>
            </table:table-cell>
            <table:table-cell table:style-name="Tableau2.F1" office:value-type="string">
              <text:p text:style-name="P17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0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5"><text:text-input text:description="&lt;line.supplier_code&gt;">Supplier code</text:text-input></text:p>
            <text:p text:style-name="P39"><text:text-input text:description="&lt;line.supplier_name&gt;">Supplier name</text:text-input></text:p>
          </table:table-cell>
          <table:table-cell table:style-name="Tableau2.A3" office:value-type="float" office:value="0">
            <text:p text:style-name="P36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8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0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10">Total (HT)</text:p>
          </table:table-cell>
          <table:table-cell table:style-name="Tableau4.B1" office:value-type="float" office:value="0">
            <text:p text:style-name="P32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10">Taxes</text:p>
          </table:table-cell>
          <table:table-cell table:style-name="Tableau4.B2" office:value-type="float" office:value="0">
            <text:p text:style-name="P32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10">Total (TTC)</text:p>
          </table:table-cell>
          <table:table-cell table:style-name="Tableau4.B2" office:value-type="float" office:value="0">
            <text:p text:style-name="P32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47"/>
      <text:p text:style-name="P24"><text:text-input text:description="&lt;if test=&quot;o.notes&quot;&gt;">If</text:text-input></text:p>
      <text:p text:style-name="P48">Notes:</text:p>
      <text:p text:style-name="P49"><text:span text:style-name="T2"><text:text-input text:description="&lt;format(o.notes or '')&gt;">Notes</text:text-input></text:span> </text:p>
      <text:p text:style-name="P24"><text:text-input text:description="&lt;/if&gt;">Endif</text:text-input></text:p>
      <text:p text:style-name="P42"/>
      <text:p text:style-name="P2"/>
      <text:p text:style-name="P4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8-26T11:26:40.604000000</dc:date>
    <meta:editing-duration>PT17H42M43S</meta:editing-duration>
    <meta:editing-cycles>395</meta:editing-cycles>
    <meta:generator>LibreOffice/4.1.0.4$Windows_x86 LibreOffice_project/89ea49ddacd9aa532507cbf852f2bb22b1ace28</meta:generator>
    <meta:document-statistic meta:table-count="5" meta:image-count="0" meta:object-count="0" meta:page-count="1" meta:paragraph-count="66" meta:word-count="120" meta:character-count="657" meta:non-whitespace-character-count="598"/>
    <meta:user-defined meta:name="Info 1"/>
    <meta:user-defined meta:name="Info 2"/>
    <meta:user-defined meta:name="Info 3"/>
    <meta:user-defined meta:name="Info 4"/>
  </office:meta>
</office:document-meta>
</file>